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3.41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1.937cm"/>
    </style:style>
    <style:style style:name="co16" style:family="table-column">
      <style:table-column-properties fo:break-before="auto" style:column-width="1.646cm"/>
    </style:style>
    <style:style style:name="co17" style:family="table-column">
      <style:table-column-properties fo:break-before="auto" style:column-width="1.014cm"/>
    </style:style>
    <style:style style:name="co18" style:family="table-column">
      <style:table-column-properties fo:break-before="auto" style:column-width="2.805cm"/>
    </style:style>
    <style:style style:name="co19" style:family="table-column">
      <style:table-column-properties fo:break-before="auto" style:column-width="2.62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94bd5e"/>
      <style:text-properties style:use-window-font-color="true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ffcc"/>
    </style:style>
    <style:style style:name="ce5" style:family="table-cell" style:parent-style-name="Default" style:data-style-name="N100">
      <style:table-cell-properties fo:background-color="#94bd5e"/>
      <style:text-properties style:use-window-font-color="true"/>
    </style:style>
    <style:style style:name="ce6" style:family="table-cell" style:parent-style-name="Default">
      <style:map style:condition="cell-content()&gt;90" style:apply-style-name="Green" style:base-cell-address="Sheet1.I1"/>
    </style:style>
    <style:style style:name="ce7" style:family="table-cell" style:parent-style-name="Default">
      <style:table-cell-properties fo:background-color="#ffffcc"/>
      <style:map style:condition="cell-content()&gt;90" style:apply-style-name="Green" style:base-cell-address="Sheet1.I1"/>
    </style:style>
    <style:style style:name="ce8" style:family="table-cell" style:parent-style-name="Default">
      <style:table-cell-properties fo:background-color="#94bd5e"/>
      <style:text-properties style:use-window-font-color="true"/>
      <style:map style:condition="cell-content()&gt;90" style:apply-style-name="Green" style:base-cell-address="Sheet1.I1"/>
    </style:style>
    <style:style style:name="ce9" style:family="table-cell" style:parent-style-name="Default">
      <style:map style:condition="cell-content()=0" style:apply-style-name="Green" style:base-cell-address="Sheet1.N18"/>
    </style:style>
    <style:style style:name="ce10" style:family="table-cell" style:parent-style-name="Default">
      <style:table-cell-properties fo:background-color="#ffffcc"/>
      <style:map style:condition="cell-content()=0" style:apply-style-name="Green" style:base-cell-address="Sheet1.N18"/>
    </style:style>
    <style:style style:name="ce11" style:family="table-cell" style:parent-style-name="Default">
      <style:table-cell-properties fo:background-color="#94bd5e"/>
      <style:text-properties style:use-window-font-color="true"/>
      <style:map style:condition="cell-content()=0" style:apply-style-name="Green" style:base-cell-address="Sheet1.N18"/>
    </style:style>
    <style:style style:name="ce12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ce12"/>
        <table:table-column table:style-name="co10" table:number-columns-repeated="1010" table:default-cell-style-name="Default"/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dbStart</text:p>
          </table:table-cell>
          <table:table-cell office:value-type="string">
            <text:p>dbEnd</text:p>
          </table:table-cell>
          <table:table-cell office:value-type="string">
            <text:p>dataStart</text:p>
          </table:table-cell>
          <table:table-cell office:value-type="string">
            <text:p>dataEnd</text:p>
          </table:table-cell>
          <table:table-cell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table:style-name="ce9" office:value-type="string">
            <text:p>Dif Start</text:p>
          </table:table-cell>
          <table:table-cell table:style-name="ce9" office:value-type="string">
            <text:p>Diff End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27Jodrell</text:p>
          </table:table-cell>
          <table:table-cell table:style-name="ce3" office:value-type="string">
            <text:p>2011-02-14 00:00:00</text:p>
          </table:table-cell>
          <table:table-cell table:style-name="ce3" office:value-type="string">
            <text:p>2011-03-18 00:00:00</text:p>
          </table:table-cell>
          <table:table-cell table:style-name="ce3" office:value-type="string">
            <text:p>2011-02-14</text:p>
          </table:table-cell>
          <table:table-cell table:style-name="ce3" office:value-type="string">
            <text:p>2011-03-1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4.2925347222222">
            <text:p>94.2925347222</text:p>
          </table:table-cell>
          <table:table-cell office:value-type="float" office:value="9.07694387767061">
            <text:p>9.0769438777</text:p>
          </table:table-cell>
          <table:table-cell office:value-type="float" office:value="65.7594086021505">
            <text:p>65.7594086022</text:p>
          </table:table-cell>
          <table:table-cell office:value-type="float" office:value="98.2862903225807">
            <text:p>98.2862903226</text:p>
          </table:table-cell>
          <table:table-cell table:style-name="ce9" table:formula="of:=[.C2]-[.E2]" office:value-type="float" office:value="0">
            <text:p>0</text:p>
          </table:table-cell>
          <table:table-cell table:style-name="ce9" table:formula="of:=[.D2]-[.F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133Jodrell</text:p>
          </table:table-cell>
          <table:table-cell table:style-name="ce4" office:value-type="string">
            <text:p>2011-02-18 00:00:00</text:p>
          </table:table-cell>
          <table:table-cell table:style-name="ce4" office:value-type="string">
            <text:p>2011-04-04 00:00:00</text:p>
          </table:table-cell>
          <table:table-cell table:style-name="ce4" office:value-type="string">
            <text:p>2011-03-14</text:p>
          </table:table-cell>
          <table:table-cell table:style-name="ce4" office:value-type="string">
            <text:p>2011-04-0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7" office:value-type="float" office:value="40.6936553030303">
            <text:p>40.693655303</text:p>
          </table:table-cell>
          <table:table-cell table:style-name="ce1" office:value-type="float" office:value="11.513263959661">
            <text:p>11.5132639597</text:p>
          </table:table-cell>
          <table:table-cell table:style-name="ce1" office:value-type="float" office:value="8.83049242424242">
            <text:p>8.8304924242</text:p>
          </table:table-cell>
          <table:table-cell table:style-name="ce1" office:value-type="float" office:value="46.2042297979798">
            <text:p>46.204229798</text:p>
          </table:table-cell>
          <table:table-cell table:style-name="ce10" table:formula="of:=[.C3]-[.E3]" office:value-type="float" office:value="-24">
            <text:p>-24</text:p>
          </table:table-cell>
          <table:table-cell table:style-name="ce10" table:formula="of:=[.D3]-[.F3]" office:value-type="float" office:value="0">
            <text:p>0</text:p>
          </table:table-cell>
          <table:table-cell table:style-name="ce1"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03SwanLane</text:p>
          </table:table-cell>
          <table:table-cell table:style-name="ce3" office:value-type="string">
            <text:p>2011-04-12 00:00:00</text:p>
          </table:table-cell>
          <table:table-cell table:style-name="ce3" office:value-type="string">
            <text:p>2011-05-09 00:00:00</text:p>
          </table:table-cell>
          <table:table-cell table:style-name="ce3" office:value-type="string">
            <text:p>2011-04-03</text:p>
          </table:table-cell>
          <table:table-cell table:style-name="ce3" office:value-type="string">
            <text:p>2011-05-0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2.4463904151404">
            <text:p>72.4463904151</text:p>
          </table:table-cell>
          <table:table-cell office:value-type="float" office:value="21.5686999750476">
            <text:p>21.568699975</text:p>
          </table:table-cell>
          <table:table-cell office:value-type="float" office:value="6.3034188034188">
            <text:p>6.3034188034</text:p>
          </table:table-cell>
          <table:table-cell office:value-type="float" office:value="82.3050213675214">
            <text:p>82.3050213675</text:p>
          </table:table-cell>
          <table:table-cell table:style-name="ce9" table:formula="of:=[.C4]-[.E4]" office:value-type="float" office:value="9">
            <text:p>9</text:p>
          </table:table-cell>
          <table:table-cell table:style-name="ce9" table:formula="of:=[.D4]-[.F4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1PriorPark</text:p>
          </table:table-cell>
          <table:table-cell table:style-name="ce3" office:value-type="string">
            <text:p>2011-04-12 00:00:00</text:p>
          </table:table-cell>
          <table:table-cell table:style-name="ce3" office:value-type="string">
            <text:p>2011-05-02 00:00:00</text:p>
          </table:table-cell>
          <table:table-cell table:style-name="ce3" office:value-type="string">
            <text:p>2011-03-17</text:p>
          </table:table-cell>
          <table:table-cell table:style-name="ce3" office:value-type="string">
            <text:p>2011-05-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7.3412856636541">
            <text:p>97.3412856637</text:p>
          </table:table-cell>
          <table:table-cell office:value-type="float" office:value="0.46309091662072">
            <text:p>0.4630909166</text:p>
          </table:table-cell>
          <table:table-cell office:value-type="float" office:value="96.3084795321637">
            <text:p>96.3084795322</text:p>
          </table:table-cell>
          <table:table-cell office:value-type="float" office:value="98.6659356725146">
            <text:p>98.6659356725</text:p>
          </table:table-cell>
          <table:table-cell table:style-name="ce9" table:formula="of:=[.C5]-[.E5]" office:value-type="float" office:value="26">
            <text:p>26</text:p>
          </table:table-cell>
          <table:table-cell table:style-name="ce9" table:formula="of:=[.D5]-[.F5]" office:value-type="float" office:value="-2">
            <text:p>-2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19Jodrell</text:p>
          </table:table-cell>
          <table:table-cell table:style-name="ce3" office:value-type="string">
            <text:p>2011-03-29 00:00:00</text:p>
          </table:table-cell>
          <table:table-cell table:style-name="ce3" office:value-type="string">
            <text:p>2011-04-07 00:00:00</text:p>
          </table:table-cell>
          <table:table-cell table:style-name="ce3" office:value-type="string">
            <text:p>2011-03-17</text:p>
          </table:table-cell>
          <table:table-cell table:style-name="ce3"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9.8857060185185">
            <text:p>99.8857060185</text:p>
          </table:table-cell>
          <table:table-cell office:value-type="float" office:value="0.285746162552754">
            <text:p>0.2857461626</text:p>
          </table:table-cell>
          <table:table-cell office:value-type="float" office:value="99.0451388888889">
            <text:p>99.0451388889</text:p>
          </table:table-cell>
          <table:table-cell office:value-type="float" office:value="100">
            <text:p>100</text:p>
          </table:table-cell>
          <table:table-cell table:style-name="ce9" table:formula="of:=[.C6]-[.E6]" office:value-type="float" office:value="12">
            <text:p>12</text:p>
          </table:table-cell>
          <table:table-cell table:style-name="ce9" table:formula="of:=[.D6]-[.F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05SwanLane</text:p>
          </table:table-cell>
          <table:table-cell table:style-name="ce3" office:value-type="string">
            <text:p>2011-04-12 00:00:00</text:p>
          </table:table-cell>
          <table:table-cell table:style-name="ce3" office:value-type="string">
            <text:p>2011-05-02 00:00:00</text:p>
          </table:table-cell>
          <table:table-cell table:style-name="ce3" office:value-type="string">
            <text:p>2011-04-03</text:p>
          </table:table-cell>
          <table:table-cell table:style-name="ce3" office:value-type="string">
            <text:p>2011-04-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5.6454678362573">
            <text:p>75.6454678363</text:p>
          </table:table-cell>
          <table:table-cell office:value-type="float" office:value="0.8150721377539">
            <text:p>0.8150721378</text:p>
          </table:table-cell>
          <table:table-cell office:value-type="float" office:value="73.4831871345029">
            <text:p>73.4831871345</text:p>
          </table:table-cell>
          <table:table-cell office:value-type="float" office:value="75.9502923976608">
            <text:p>75.9502923977</text:p>
          </table:table-cell>
          <table:table-cell table:style-name="ce9" table:formula="of:=[.C7]-[.E7]" office:value-type="float" office:value="9">
            <text:p>9</text:p>
          </table:table-cell>
          <table:table-cell table:style-name="ce9" table:formula="of:=[.D7]-[.F7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17Jodrell</text:p>
          </table:table-cell>
          <table:table-cell table:style-name="ce3" office:value-type="string">
            <text:p>2011-03-29 00:00:00</text:p>
          </table:table-cell>
          <table:table-cell table:style-name="ce3" office:value-type="string">
            <text:p>2011-04-07 00:00:00</text:p>
          </table:table-cell>
          <table:table-cell table:style-name="ce3" office:value-type="string">
            <text:p>2011-03-17</text:p>
          </table:table-cell>
          <table:table-cell table:style-name="ce3"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3.6352926587302">
            <text:p>93.6352926587</text:p>
          </table:table-cell>
          <table:table-cell office:value-type="float" office:value="22.8203919945005">
            <text:p>22.8203919945</text:p>
          </table:table-cell>
          <table:table-cell office:value-type="float" office:value="12.8472222222222">
            <text:p>12.8472222222</text:p>
          </table:table-cell>
          <table:table-cell office:value-type="float" office:value="100">
            <text:p>100</text:p>
          </table:table-cell>
          <table:table-cell table:style-name="ce9" table:formula="of:=[.C8]-[.E8]" office:value-type="float" office:value="12">
            <text:p>12</text:p>
          </table:table-cell>
          <table:table-cell table:style-name="ce9" table:formula="of:=[.D8]-[.F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m Road</text:p>
          </table:table-cell>
          <table:table-cell table:style-name="ce3" office:value-type="string">
            <text:p>2010-02-04 00:00:00</text:p>
          </table:table-cell>
          <table:table-cell table:style-name="ce3" office:value-type="string">
            <text:p>2010-02-14 00:00:00</text:p>
          </table:table-cell>
          <table:table-cell table:style-name="ce3" office:value-type="string">
            <text:p>2010-02-04</text:p>
          </table:table-cell>
          <table:table-cell table:style-name="ce3" office:value-type="string">
            <text:p>2010-02-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3.5699588477366">
            <text:p>83.5699588477</text:p>
          </table:table-cell>
          <table:table-cell office:value-type="float" office:value="1.11828724317309">
            <text:p>1.1182872432</text:p>
          </table:table-cell>
          <table:table-cell office:value-type="float" office:value="79.5138888888889">
            <text:p>79.5138888889</text:p>
          </table:table-cell>
          <table:table-cell office:value-type="float" office:value="84.1820987654321">
            <text:p>84.1820987654</text:p>
          </table:table-cell>
          <table:table-cell table:style-name="ce9" table:formula="of:=[.C9]-[.E9]" office:value-type="float" office:value="0">
            <text:p>0</text:p>
          </table:table-cell>
          <table:table-cell table:style-name="ce9" table:formula="of:=[.D9]-[.F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58Elliot</text:p>
          </table:table-cell>
          <table:table-cell table:style-name="ce5" office:value-type="string">
            <text:p>2010-07-13 00:00:00</text:p>
          </table:table-cell>
          <table:table-cell table:style-name="ce5" office:value-type="string">
            <text:p>2010-07-27 00:00:00</text:p>
          </table:table-cell>
          <table:table-cell table:style-name="ce5" office:value-type="string">
            <text:p>2010-07-13</text:p>
          </table:table-cell>
          <table:table-cell table:style-name="ce5" office:value-type="string">
            <text:p>2010-07-2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8" office:value-type="float" office:value="100.2928495116">
            <text:p>100.2928495116</text:p>
          </table:table-cell>
          <table:table-cell table:style-name="ce2" office:value-type="float" office:value="0.0312516849188682">
            <text:p>0.0312516849</text:p>
          </table:table-cell>
          <table:table-cell table:style-name="ce2" office:value-type="float" office:value="100.240384615385">
            <text:p>100.2403846154</text:p>
          </table:table-cell>
          <table:table-cell table:style-name="ce2" office:value-type="float" office:value="100.347222222222">
            <text:p>100.3472222222</text:p>
          </table:table-cell>
          <table:table-cell table:style-name="ce11" table:formula="of:=[.C10]-[.E10]" office:value-type="float" office:value="0">
            <text:p>0</text:p>
          </table:table-cell>
          <table:table-cell table:style-name="ce11" table:formula="of:=[.D10]-[.F10]" office:value-type="float" office:value="0">
            <text:p>0</text:p>
          </table:table-cell>
          <table:table-cell table:style-name="ce2" table:number-columns-repeated="10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am</text:p>
          </table:table-cell>
          <table:table-cell table:style-name="ce3" office:value-type="string">
            <text:p>2010-02-09 00:00:00</text:p>
          </table:table-cell>
          <table:table-cell table:style-name="ce3" office:value-type="string">
            <text:p>2010-03-05 00:00:00</text:p>
          </table:table-cell>
          <table:table-cell table:style-name="ce3" office:value-type="string">
            <text:p>2010-02-19</text:p>
          </table:table-cell>
          <table:table-cell table:style-name="ce3" office:value-type="string">
            <text:p>2010-03-0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7.3429951690821">
            <text:p>37.3429951691</text:p>
          </table:table-cell>
          <table:table-cell office:value-type="float" office:value="20.5519207418387">
            <text:p>20.5519207418</text:p>
          </table:table-cell>
          <table:table-cell office:value-type="float" office:value="0.0452898550724638">
            <text:p>0.0452898551</text:p>
          </table:table-cell>
          <table:table-cell office:value-type="float" office:value="48.4450483091787">
            <text:p>48.4450483092</text:p>
          </table:table-cell>
          <table:table-cell table:style-name="ce9" table:formula="of:=[.C11]-[.E11]" office:value-type="float" office:value="-10">
            <text:p>-10</text:p>
          </table:table-cell>
          <table:table-cell table:style-name="ce9" table:formula="of:=[.D11]-[.F1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hool</text:p>
          </table:table-cell>
          <table:table-cell table:style-name="ce3" office:value-type="string">
            <text:p>2010-03-06 00:00:00</text:p>
          </table:table-cell>
          <table:table-cell table:style-name="ce3" office:value-type="string">
            <text:p>2010-03-29 00:00:00</text:p>
          </table:table-cell>
          <table:table-cell table:style-name="ce3" office:value-type="string">
            <text:p>2010-03-15</text:p>
          </table:table-cell>
          <table:table-cell table:style-name="ce3" office:value-type="string">
            <text:p>2010-03-2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6.4472448847449">
            <text:p>46.4472448847</text:p>
          </table:table-cell>
          <table:table-cell office:value-type="float" office:value="20.1429591097548">
            <text:p>20.1429591098</text:p>
          </table:table-cell>
          <table:table-cell office:value-type="float" office:value="0.0631313131313131">
            <text:p>0.0631313131</text:p>
          </table:table-cell>
          <table:table-cell office:value-type="float" office:value="56.0763888888889">
            <text:p>56.0763888889</text:p>
          </table:table-cell>
          <table:table-cell table:style-name="ce9" table:formula="of:=[.C12]-[.E12]" office:value-type="float" office:value="-9">
            <text:p>-9</text:p>
          </table:table-cell>
          <table:table-cell table:style-name="ce9" table:formula="of:=[.D12]-[.F1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heGreen</text:p>
          </table:table-cell>
          <table:table-cell table:style-name="ce3" office:value-type="string">
            <text:p>2010-02-23 00:00:00</text:p>
          </table:table-cell>
          <table:table-cell table:style-name="ce3" office:value-type="string">
            <text:p>2010-04-09 00:00:00</text:p>
          </table:table-cell>
          <table:table-cell table:style-name="ce3" office:value-type="string">
            <text:p>2010-03-23</text:p>
          </table:table-cell>
          <table:table-cell table:style-name="ce3" office:value-type="string">
            <text:p>2010-04-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7.2359664351852">
            <text:p>37.2359664352</text:p>
          </table:table-cell>
          <table:table-cell office:value-type="float" office:value="0.206295134088426">
            <text:p>0.2062951341</text:p>
          </table:table-cell>
          <table:table-cell office:value-type="float" office:value="36.7345328282828">
            <text:p>36.7345328283</text:p>
          </table:table-cell>
          <table:table-cell office:value-type="float" office:value="37.5236742424242">
            <text:p>37.5236742424</text:p>
          </table:table-cell>
          <table:table-cell table:style-name="ce9" table:formula="of:=[.C13]-[.E13]" office:value-type="float" office:value="-28">
            <text:p>-28</text:p>
          </table:table-cell>
          <table:table-cell table:style-name="ce9" table:formula="of:=[.D13]-[.F1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wn Ground</text:p>
          </table:table-cell>
          <table:table-cell table:style-name="ce3" office:value-type="string">
            <text:p>2010-02-28 00:00:00</text:p>
          </table:table-cell>
          <table:table-cell table:style-name="ce3" office:value-type="string">
            <text:p>2010-03-19 00:00:00</text:p>
          </table:table-cell>
          <table:table-cell table:style-name="ce3" office:value-type="string">
            <text:p>2010-02-26</text:p>
          </table:table-cell>
          <table:table-cell table:style-name="ce3" office:value-type="string">
            <text:p>2010-03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.143518518519">
            <text:p>100.1435185185</text:p>
          </table:table-cell>
          <table:table-cell office:value-type="float" office:value="0.0459466823172566">
            <text:p>0.0459466823</text:p>
          </table:table-cell>
          <table:table-cell office:value-type="float" office:value="100.05787037037">
            <text:p>100.0578703704</text:p>
          </table:table-cell>
          <table:table-cell office:value-type="float" office:value="100.212191358025">
            <text:p>100.212191358</text:p>
          </table:table-cell>
          <table:table-cell table:style-name="ce9" table:formula="of:=[.C14]-[.E14]" office:value-type="float" office:value="2">
            <text:p>2</text:p>
          </table:table-cell>
          <table:table-cell table:style-name="ce9" table:formula="of:=[.D14]-[.F1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rays lane</text:p>
          </table:table-cell>
          <table:table-cell table:number-columns-repeated="10" office:value-type="string">
            <text:p>NA</text:p>
          </table:table-cell>
          <table:table-cell table:style-name="ce9" table:formula="of:=[.C15]-[.E15]" office:value-type="float" office:value="0">
            <text:p>#VALUE!</text:p>
          </table:table-cell>
          <table:table-cell table:style-name="ce9" table:formula="of:=[.D15]-[.F15]" office:value-type="float" office:value="0">
            <text:p>#VALUE!</text:p>
          </table:table-cell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0 Elliot Summer</text:p>
          </table:table-cell>
          <table:table-cell table:style-name="ce3" office:value-type="string">
            <text:p>2010-07-13 00:00:00</text:p>
          </table:table-cell>
          <table:table-cell table:style-name="ce3" office:value-type="string">
            <text:p>2010-08-27 00:00:00</text:p>
          </table:table-cell>
          <table:table-cell table:style-name="ce3" office:value-type="string">
            <text:p>2010-07-13</text:p>
          </table:table-cell>
          <table:table-cell table:style-name="ce3"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0.695064484127">
            <text:p>30.6950644841</text:p>
          </table:table-cell>
          <table:table-cell office:value-type="float" office:value="0.00860545392915228">
            <text:p>0.0086054539</text:p>
          </table:table-cell>
          <table:table-cell office:value-type="float" office:value="30.6739267676768">
            <text:p>30.6739267677</text:p>
          </table:table-cell>
          <table:table-cell office:value-type="float" office:value="30.7054924242424">
            <text:p>30.7054924242</text:p>
          </table:table-cell>
          <table:table-cell table:style-name="ce9" table:formula="of:=[.C16]-[.E16]" office:value-type="float" office:value="0">
            <text:p>0</text:p>
          </table:table-cell>
          <table:table-cell table:style-name="ce9" table:formula="of:=[.D16]-[.F16]" office:value-type="float" office:value="31">
            <text:p>31</text:p>
          </table:table-cell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30 Elliot Winter</text:p>
          </table:table-cell>
          <table:table-cell table:style-name="ce3" office:value-type="string">
            <text:p>2010-02-02 00:00:00</text:p>
          </table:table-cell>
          <table:table-cell table:style-name="ce3" office:value-type="string">
            <text:p>2010-02-14 00:00:00</text:p>
          </table:table-cell>
          <table:table-cell table:style-name="ce3" office:value-type="string">
            <text:p>2010-02-02</text:p>
          </table:table-cell>
          <table:table-cell table:style-name="ce3" office:value-type="string">
            <text:p>2010-02-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1.0723304473305">
            <text:p>91.0723304473</text:p>
          </table:table-cell>
          <table:table-cell office:value-type="float" office:value="25.4704687861368">
            <text:p>25.4704687861</text:p>
          </table:table-cell>
          <table:table-cell office:value-type="float" office:value="10.1641414141414">
            <text:p>10.1641414141</text:p>
          </table:table-cell>
          <table:table-cell office:value-type="float" office:value="100.252525252525">
            <text:p>100.2525252525</text:p>
          </table:table-cell>
          <table:table-cell table:style-name="ce9" table:formula="of:=[.C17]-[.E17]" office:value-type="float" office:value="0">
            <text:p>0</text:p>
          </table:table-cell>
          <table:table-cell table:style-name="ce9" table:formula="of:=[.D17]-[.F17]" office:value-type="float" office:value="-4">
            <text:p>-4</text:p>
          </table:table-cell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eston Lane</text:p>
          </table:table-cell>
          <table:table-cell table:number-columns-repeated="10" office:value-type="string">
            <text:p>NA</text:p>
          </table:table-cell>
          <table:table-cell table:style-name="ce9" table:formula="of:=[.C18]-[.E18]" office:value-type="float" office:value="0">
            <text:p>#VALUE!</text:p>
          </table:table-cell>
          <table:table-cell table:style-name="ce9" table:formula="of:=[.D18]-[.F18]" office:value-type="float" office:value="0">
            <text:p>#VALUE!</text:p>
          </table:table-cell>
          <table:table-cell table:number-columns-repeated="1010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_2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row table:style-name="ro3">
          <table:table-cell office:value-type="string">
            <text:p>address</text:p>
          </table:table-cell>
          <table:table-cell office:value-type="string">
            <text:p>dbStart</text:p>
          </table:table-cell>
          <table:table-cell table:style-name="Default" office:value-type="string">
            <text:p>dbEnd</text:p>
          </table:table-cell>
          <table:table-cell table:style-name="Default" office:value-type="string">
            <text:p>dataStart</text:p>
          </table:table-cell>
          <table:table-cell table:style-name="Default" office:value-type="string">
            <text:p>dataEnd</text:p>
          </table:table-cell>
          <table:table-cell table:style-name="Default"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27Jodrell</text:p>
          </table:table-cell>
          <table:table-cell office:value-type="string">
            <text:p>2011-02-14 00:00:00</text:p>
          </table:table-cell>
          <table:table-cell office:value-type="string">
            <text:p>2011-03-18 00:00:00</text:p>
          </table:table-cell>
          <table:table-cell office:value-type="string">
            <text:p>2011-02-14</text:p>
          </table:table-cell>
          <table:table-cell office:value-type="string">
            <text:p>2011-03-1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4.2925347222222">
            <text:p>94.2925347222</text:p>
          </table:table-cell>
          <table:table-cell office:value-type="float" office:value="9.07694387767061">
            <text:p>9.0769438777</text:p>
          </table:table-cell>
          <table:table-cell office:value-type="float" office:value="65.7594086021505">
            <text:p>65.7594086022</text:p>
          </table:table-cell>
          <table:table-cell office:value-type="float" office:value="98.2862903225807">
            <text:p>98.286290322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33Jodrell</text:p>
          </table:table-cell>
          <table:table-cell office:value-type="string">
            <text:p>2011-02-18 00:00:00</text:p>
          </table:table-cell>
          <table:table-cell office:value-type="string">
            <text:p>2011-04-04 00:00:00</text:p>
          </table:table-cell>
          <table:table-cell office:value-type="string">
            <text:p>2011-03-14</text:p>
          </table:table-cell>
          <table:table-cell office:value-type="string">
            <text:p>2011-04-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.6936553030303">
            <text:p>40.693655303</text:p>
          </table:table-cell>
          <table:table-cell office:value-type="float" office:value="11.513263959661">
            <text:p>11.5132639597</text:p>
          </table:table-cell>
          <table:table-cell office:value-type="float" office:value="8.83049242424242">
            <text:p>8.8304924242</text:p>
          </table:table-cell>
          <table:table-cell office:value-type="float" office:value="46.2042297979798">
            <text:p>46.20422979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603SwanLane</text:p>
          </table:table-cell>
          <table:table-cell office:value-type="string">
            <text:p>2011-04-12 00:00:00</text:p>
          </table:table-cell>
          <table:table-cell office:value-type="string">
            <text:p>2011-05-09 00:00:00</text:p>
          </table:table-cell>
          <table:table-cell office:value-type="string">
            <text:p>2011-04-03</text:p>
          </table:table-cell>
          <table:table-cell office:value-type="string">
            <text:p>2011-05-0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2.4463904151404">
            <text:p>72.4463904151</text:p>
          </table:table-cell>
          <table:table-cell office:value-type="float" office:value="21.5686999750476">
            <text:p>21.568699975</text:p>
          </table:table-cell>
          <table:table-cell office:value-type="float" office:value="6.3034188034188">
            <text:p>6.3034188034</text:p>
          </table:table-cell>
          <table:table-cell office:value-type="float" office:value="82.3050213675214">
            <text:p>82.305021367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41PriorPark</text:p>
          </table:table-cell>
          <table:table-cell office:value-type="string">
            <text:p>2011-04-12 00:00:00</text:p>
          </table:table-cell>
          <table:table-cell office:value-type="string">
            <text:p>2011-05-02 00:00:00</text:p>
          </table:table-cell>
          <table:table-cell office:value-type="string">
            <text:p>2011-03-17</text:p>
          </table:table-cell>
          <table:table-cell office:value-type="string">
            <text:p>2011-05-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7.3412856636541">
            <text:p>97.3412856637</text:p>
          </table:table-cell>
          <table:table-cell office:value-type="float" office:value="0.46309091662072">
            <text:p>0.4630909166</text:p>
          </table:table-cell>
          <table:table-cell office:value-type="float" office:value="96.3084795321637">
            <text:p>96.3084795322</text:p>
          </table:table-cell>
          <table:table-cell office:value-type="float" office:value="98.6659356725146">
            <text:p>98.665935672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119Jodrell</text:p>
          </table:table-cell>
          <table:table-cell office:value-type="string">
            <text:p>2011-03-29 00:00:00</text:p>
          </table:table-cell>
          <table:table-cell office:value-type="string">
            <text:p>2011-04-07 00:00:00</text:p>
          </table:table-cell>
          <table:table-cell office:value-type="string">
            <text:p>2011-03-17</text:p>
          </table:table-cell>
          <table:table-cell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9.8857060185185">
            <text:p>99.8857060185</text:p>
          </table:table-cell>
          <table:table-cell office:value-type="float" office:value="0.285746162552754">
            <text:p>0.2857461626</text:p>
          </table:table-cell>
          <table:table-cell office:value-type="float" office:value="99.0451388888889">
            <text:p>99.0451388889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605SwanLane</text:p>
          </table:table-cell>
          <table:table-cell office:value-type="string">
            <text:p>2011-04-12 00:00:00</text:p>
          </table:table-cell>
          <table:table-cell office:value-type="string">
            <text:p>2011-05-02 00:00:00</text:p>
          </table:table-cell>
          <table:table-cell office:value-type="string">
            <text:p>2011-04-03</text:p>
          </table:table-cell>
          <table:table-cell office:value-type="string">
            <text:p>2011-04-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5.6454678362573">
            <text:p>75.6454678363</text:p>
          </table:table-cell>
          <table:table-cell office:value-type="float" office:value="0.8150721377539">
            <text:p>0.8150721378</text:p>
          </table:table-cell>
          <table:table-cell office:value-type="float" office:value="73.4831871345029">
            <text:p>73.4831871345</text:p>
          </table:table-cell>
          <table:table-cell office:value-type="float" office:value="75.9502923976608">
            <text:p>75.950292397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117Jodrell</text:p>
          </table:table-cell>
          <table:table-cell office:value-type="string">
            <text:p>2011-03-29 00:00:00</text:p>
          </table:table-cell>
          <table:table-cell office:value-type="string">
            <text:p>2011-04-07 00:00:00</text:p>
          </table:table-cell>
          <table:table-cell office:value-type="string">
            <text:p>2011-03-17</text:p>
          </table:table-cell>
          <table:table-cell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3.6352926587302">
            <text:p>93.6352926587</text:p>
          </table:table-cell>
          <table:table-cell office:value-type="float" office:value="22.8203919945005">
            <text:p>22.8203919945</text:p>
          </table:table-cell>
          <table:table-cell office:value-type="float" office:value="12.8472222222222">
            <text:p>12.84722222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lm Road</text:p>
          </table:table-cell>
          <table:table-cell office:value-type="string">
            <text:p>2010-02-04 00:00:00</text:p>
          </table:table-cell>
          <table:table-cell office:value-type="string">
            <text:p>2010-02-14 00:00:00</text:p>
          </table:table-cell>
          <table:table-cell office:value-type="string">
            <text:p>2010-02-04</text:p>
          </table:table-cell>
          <table:table-cell office:value-type="string">
            <text:p>2010-02-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3.5699588477366">
            <text:p>83.5699588477</text:p>
          </table:table-cell>
          <table:table-cell office:value-type="float" office:value="1.11828724317309">
            <text:p>1.1182872432</text:p>
          </table:table-cell>
          <table:table-cell office:value-type="float" office:value="79.5138888888889">
            <text:p>79.5138888889</text:p>
          </table:table-cell>
          <table:table-cell office:value-type="float" office:value="84.1820987654321">
            <text:p>84.182098765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58Elliot</text:p>
          </table:table-cell>
          <table:table-cell office:value-type="string">
            <text:p>2010-07-13 00:00:00</text:p>
          </table:table-cell>
          <table:table-cell office:value-type="string">
            <text:p>2010-07-27 00:00:00</text:p>
          </table:table-cell>
          <table:table-cell office:value-type="string">
            <text:p>2010-07-13</text:p>
          </table:table-cell>
          <table:table-cell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2928495116">
            <text:p>100.2928495116</text:p>
          </table:table-cell>
          <table:table-cell office:value-type="float" office:value="0.0312516849188682">
            <text:p>0.0312516849</text:p>
          </table:table-cell>
          <table:table-cell office:value-type="float" office:value="100.240384615385">
            <text:p>100.2403846154</text:p>
          </table:table-cell>
          <table:table-cell office:value-type="float" office:value="100.347222222222">
            <text:p>100.347222222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Leam</text:p>
          </table:table-cell>
          <table:table-cell office:value-type="string">
            <text:p>2010-02-09 00:00:00</text:p>
          </table:table-cell>
          <table:table-cell office:value-type="string">
            <text:p>2010-03-05 00:00:00</text:p>
          </table:table-cell>
          <table:table-cell office:value-type="string">
            <text:p>2010-02-19</text:p>
          </table:table-cell>
          <table:table-cell office:value-type="string">
            <text:p>2010-03-0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7.3429951690821">
            <text:p>37.3429951691</text:p>
          </table:table-cell>
          <table:table-cell office:value-type="float" office:value="20.5519207418387">
            <text:p>20.5519207418</text:p>
          </table:table-cell>
          <table:table-cell office:value-type="float" office:value="0.0452898550724638">
            <text:p>0.0452898551</text:p>
          </table:table-cell>
          <table:table-cell office:value-type="float" office:value="48.4450483091787">
            <text:p>48.4450483092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chool</text:p>
          </table:table-cell>
          <table:table-cell office:value-type="string">
            <text:p>2010-03-06 00:00:00</text:p>
          </table:table-cell>
          <table:table-cell office:value-type="string">
            <text:p>2010-03-29 00:00:00</text:p>
          </table:table-cell>
          <table:table-cell office:value-type="string">
            <text:p>2010-03-15</text:p>
          </table:table-cell>
          <table:table-cell office:value-type="string">
            <text:p>2010-03-2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6.4472448847449">
            <text:p>46.4472448847</text:p>
          </table:table-cell>
          <table:table-cell office:value-type="float" office:value="20.1429591097548">
            <text:p>20.1429591098</text:p>
          </table:table-cell>
          <table:table-cell office:value-type="float" office:value="0.0631313131313131">
            <text:p>0.0631313131</text:p>
          </table:table-cell>
          <table:table-cell office:value-type="float" office:value="56.0763888888889">
            <text:p>56.0763888889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TheGreen</text:p>
          </table:table-cell>
          <table:table-cell office:value-type="string">
            <text:p>2010-02-23 00:00:00</text:p>
          </table:table-cell>
          <table:table-cell office:value-type="string">
            <text:p>2010-04-09 00:00:00</text:p>
          </table:table-cell>
          <table:table-cell office:value-type="string">
            <text:p>2010-03-23</text:p>
          </table:table-cell>
          <table:table-cell office:value-type="string">
            <text:p>2010-04-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7.2359664351852">
            <text:p>37.2359664352</text:p>
          </table:table-cell>
          <table:table-cell office:value-type="float" office:value="0.206295134088426">
            <text:p>0.2062951341</text:p>
          </table:table-cell>
          <table:table-cell office:value-type="float" office:value="36.7345328282828">
            <text:p>36.7345328283</text:p>
          </table:table-cell>
          <table:table-cell office:value-type="float" office:value="37.5236742424242">
            <text:p>37.5236742424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own Ground</text:p>
          </table:table-cell>
          <table:table-cell office:value-type="string">
            <text:p>2010-02-28 00:00:00</text:p>
          </table:table-cell>
          <table:table-cell office:value-type="string">
            <text:p>2010-03-19 00:00:00</text:p>
          </table:table-cell>
          <table:table-cell office:value-type="string">
            <text:p>2010-02-26</text:p>
          </table:table-cell>
          <table:table-cell office:value-type="string">
            <text:p>2010-03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.143518518519">
            <text:p>100.1435185185</text:p>
          </table:table-cell>
          <table:table-cell office:value-type="float" office:value="0.0459466823172566">
            <text:p>0.0459466823</text:p>
          </table:table-cell>
          <table:table-cell office:value-type="float" office:value="100.05787037037">
            <text:p>100.0578703704</text:p>
          </table:table-cell>
          <table:table-cell office:value-type="float" office:value="100.212191358025">
            <text:p>100.21219135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rays lane</text:p>
          </table:table-cell>
          <table:table-cell table:number-columns-repeated="4" table:style-name="Default" office:value-type="string">
            <text:p>NA</text:p>
          </table:table-cell>
          <table:table-cell table:number-columns-repeated="6" office:value-type="string">
            <text:p>NA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30 Elliot Summer</text:p>
          </table:table-cell>
          <table:table-cell office:value-type="string">
            <text:p>2010-07-13 00:00:00</text:p>
          </table:table-cell>
          <table:table-cell office:value-type="string">
            <text:p>2010-08-27 00:00:00</text:p>
          </table:table-cell>
          <table:table-cell office:value-type="string">
            <text:p>2010-07-13</text:p>
          </table:table-cell>
          <table:table-cell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0.695064484127">
            <text:p>30.6950644841</text:p>
          </table:table-cell>
          <table:table-cell office:value-type="float" office:value="0.00860545392915228">
            <text:p>0.0086054539</text:p>
          </table:table-cell>
          <table:table-cell office:value-type="float" office:value="30.6739267676768">
            <text:p>30.6739267677</text:p>
          </table:table-cell>
          <table:table-cell office:value-type="float" office:value="30.7054924242424">
            <text:p>30.705492424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30 Elliot Winter</text:p>
          </table:table-cell>
          <table:table-cell office:value-type="string">
            <text:p>2010-02-02 00:00:00</text:p>
          </table:table-cell>
          <table:table-cell office:value-type="string">
            <text:p>2010-02-14 00:00:00</text:p>
          </table:table-cell>
          <table:table-cell office:value-type="string">
            <text:p>2010-02-02</text:p>
          </table:table-cell>
          <table:table-cell office:value-type="string">
            <text:p>2010-02-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1.0723304473305">
            <text:p>91.0723304473</text:p>
          </table:table-cell>
          <table:table-cell office:value-type="float" office:value="25.4704687861368">
            <text:p>25.4704687861</text:p>
          </table:table-cell>
          <table:table-cell office:value-type="float" office:value="10.1641414141414">
            <text:p>10.1641414141</text:p>
          </table:table-cell>
          <table:table-cell office:value-type="float" office:value="100.252525252525">
            <text:p>100.2525252525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Weston Lane</text:p>
          </table:table-cell>
          <table:table-cell table:number-columns-repeated="4" table:style-name="Default" office:value-type="string">
            <text:p>NA</text:p>
          </table:table-cell>
          <table:table-cell table:number-columns-repeated="6" office:value-type="string">
            <text:p>NA</text:p>
          </table:table-cell>
        </table:table-row>
      </table:table>
      <table:table table:name="Sheet2" table:style-name="ta1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579d1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1-30T15:35:15</dc:date>
    <meta:editing-duration>P0D</meta:editing-duration>
    <meta:editing-cycles>1</meta:editing-cycles>
    <meta:document-statistic meta:table-count="3" meta:cell-count="466" meta:object-count="0"/>
  </office:meta>
</office:document-meta>
</file>